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3837d2" officeooo:paragraph-rsid="003837d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officeooo:rsid="00730eac" officeooo:paragraph-rsid="00785466" style:font-size-asian="11pt" style:font-size-complex="11pt"/>
    </style:style>
    <style:style style:name="P5" style:family="paragraph" style:parent-style-name="Standard">
      <style:text-properties style:font-name="Times New Roman" fo:font-size="11pt" officeooo:rsid="001f4b5f" officeooo:paragraph-rsid="001f4b5f" style:font-size-asian="11pt" style:font-size-complex="11pt"/>
    </style:style>
    <style:style style:name="P6" style:family="paragraph" style:parent-style-name="Standard">
      <style:text-properties style:font-name="Times New Roman" fo:font-size="11pt" fo:font-weight="normal" officeooo:rsid="0086ce36" officeooo:paragraph-rsid="0086ce36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officeooo:rsid="007ef209" officeooo:paragraph-rsid="008b45b4" style:font-name-asian="Times New Roman1" style:font-size-asian="11pt" style:font-name-complex="Times New Roman1" style:font-size-complex="11pt"/>
    </style:style>
    <style:style style:name="P9" style:family="paragraph" style:parent-style-name="Standard">
      <style:text-properties style:font-name="Times New Roman" fo:font-size="11pt" officeooo:rsid="007ef209" officeooo:paragraph-rsid="008b45b4" style:font-size-asian="9.60000038146973pt" style:font-size-complex="11pt"/>
    </style:style>
    <style:style style:name="P10" style:family="paragraph" style:parent-style-name="Standard">
      <style:text-properties style:font-name="Times New Roman" officeooo:rsid="001f4b5f" officeooo:paragraph-rsid="001f4b5f"/>
    </style:style>
    <style:style style:name="P11" style:family="paragraph" style:parent-style-name="Standard">
      <style:text-properties style:font-name="Times New Roman" fo:font-size="16pt" fo:font-weight="bold" officeooo:rsid="003640d8" officeooo:paragraph-rsid="003640d8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4pt" fo:font-weight="bold" officeooo:rsid="0030f128" officeooo:paragraph-rsid="0030f12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3b06e1" officeooo:paragraph-rsid="009cce9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officeooo:rsid="00a8e9f5" officeooo:paragraph-rsid="00a8e9f5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font-weight="bold" officeooo:rsid="00765f77" officeooo:paragraph-rsid="008b45b4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765f77" officeooo:paragraph-rsid="008c633b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officeooo:rsid="007ef209" officeooo:paragraph-rsid="008b45b4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text-properties style:font-name="Times New Roman" fo:font-size="14pt" fo:font-weight="bold" officeooo:rsid="0083a044" officeooo:paragraph-rsid="0083a044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officeooo:rsid="00730eac" officeooo:paragraph-rsid="006bce97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officeooo:rsid="00765f77" officeooo:paragraph-rsid="008c633b" style:font-name-asian="Times New Roman1" style:font-size-asian="14pt" style:font-name-complex="Times New Roman1" style:font-size-complex="14pt"/>
    </style:style>
    <style:style style:name="P21" style:family="paragraph" style:parent-style-name="Standard">
      <style:text-properties style:font-name="Times New Roman" fo:font-size="12pt" fo:font-weight="normal" officeooo:rsid="00a87e8c" officeooo:paragraph-rsid="00a87e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2pt" fo:font-weight="normal" officeooo:rsid="003837d2" officeooo:paragraph-rsid="003837d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3fd1a0" officeooo:paragraph-rsid="003fd1a0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normal" officeooo:rsid="003fd1a0" officeooo:paragraph-rsid="003fd1a0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Standard" style:list-style-name="L1">
      <style:text-properties style:font-name="Times New Roman" fo:font-size="11pt" officeooo:rsid="001f4b5f" officeooo:paragraph-rsid="001f4b5f" style:font-size-asian="11pt" style:font-size-complex="11pt"/>
    </style:style>
    <style:style style:name="P26" style:family="paragraph" style:parent-style-name="Standard" style:list-style-name="L2">
      <style:text-properties style:font-name="Times New Roman" fo:font-size="11pt" officeooo:rsid="001f4b5f" officeooo:paragraph-rsid="001f4b5f" style:font-size-asian="11pt" style:font-size-complex="11pt"/>
    </style:style>
    <style:style style:name="P27" style:family="paragraph" style:parent-style-name="Standard" style:list-style-name="L3">
      <style:text-properties style:font-name="Times New Roman" fo:font-size="11pt" officeooo:rsid="001f4b5f" officeooo:paragraph-rsid="001f4b5f" style:font-size-asian="11pt" style:font-size-complex="11pt"/>
    </style:style>
    <style:style style:name="P28" style:family="paragraph" style:parent-style-name="Standard" style:list-style-name="L3">
      <style:text-properties style:font-name="Times New Roman" fo:font-size="11pt" officeooo:rsid="001f4b5f" officeooo:paragraph-rsid="004fb713" style:font-size-asian="11pt" style:font-size-complex="11pt"/>
    </style:style>
    <style:style style:name="P29" style:family="paragraph" style:parent-style-name="Standard" style:list-style-name="L4">
      <style:text-properties style:font-name="Times New Roman" fo:font-size="11pt" officeooo:rsid="001f4b5f" officeooo:paragraph-rsid="001f4b5f" style:font-size-asian="11pt" style:font-size-complex="11pt"/>
    </style:style>
    <style:style style:name="P30" style:family="paragraph" style:parent-style-name="Standard" style:list-style-name="L4">
      <style:text-properties style:font-name="Times New Roman" fo:font-size="11pt" officeooo:rsid="001f4b5f" officeooo:paragraph-rsid="009207ff" style:font-size-asian="11pt" style:font-size-complex="11pt"/>
    </style:style>
    <style:style style:name="P31" style:family="paragraph" style:parent-style-name="Standard" style:list-style-name="L3">
      <style:text-properties style:font-name="Times New Roman" fo:font-size="11pt" officeooo:rsid="004e92de" officeooo:paragraph-rsid="004e92de" style:font-size-asian="11pt" style:font-size-complex="11pt"/>
    </style:style>
    <style:style style:name="P32" style:family="paragraph" style:parent-style-name="Standard" style:list-style-name="L5">
      <style:text-properties style:font-name="Times New Roman" fo:font-size="11pt" fo:font-weight="bold" officeooo:rsid="009feeb0" officeooo:paragraph-rsid="009feeb0" style:font-size-asian="11pt" style:font-weight-asian="bold" style:font-size-complex="11pt" style:font-weight-complex="bold"/>
    </style:style>
    <style:style style:name="P33" style:family="paragraph" style:parent-style-name="Standard" style:list-style-name="L5">
      <style:text-properties style:font-name="Times New Roman" fo:font-size="11pt" fo:font-weight="bold" officeooo:rsid="00a52a4c" officeooo:paragraph-rsid="00a52a4c" style:font-size-asian="11pt" style:font-weight-asian="bold" style:font-size-complex="11pt" style:font-weight-complex="bold"/>
    </style:style>
    <style:style style:name="P34" style:family="paragraph" style:parent-style-name="Standard" style:list-style-name="L5">
      <style:text-properties style:font-name="Times New Roman" fo:font-size="11pt" fo:font-weight="bold" officeooo:rsid="00a87e8c" officeooo:paragraph-rsid="00a87e8c" style:font-size-asian="11pt" style:font-weight-asian="bold" style:font-size-complex="11pt" style:font-weight-complex="bold"/>
    </style:style>
    <style:style style:name="P35" style:family="paragraph" style:parent-style-name="Standard" style:list-style-name="L1">
      <style:text-properties style:font-name="Times New Roman" officeooo:rsid="001f4b5f" officeooo:paragraph-rsid="001f4b5f"/>
    </style:style>
    <style:style style:name="P36" style:family="paragraph" style:parent-style-name="Standard" style:list-style-name="L3">
      <style:text-properties style:font-name="Times New Roman" officeooo:rsid="001f4b5f" officeooo:paragraph-rsid="001f4b5f"/>
    </style:style>
    <style:style style:name="P37" style:family="paragraph" style:parent-style-name="Standard" style:list-style-name="L2">
      <style:text-properties style:font-name="Times New Roman" officeooo:rsid="001f4b5f" officeooo:paragraph-rsid="001f4b5f"/>
    </style:style>
    <style:style style:name="P38" style:family="paragraph" style:parent-style-name="Standard">
      <style:text-properties style:font-name="Times New Roman" fo:font-size="14pt" fo:font-weight="bold" officeooo:rsid="003b06e1" officeooo:paragraph-rsid="003b06e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normal" officeooo:rsid="003fd1a0" officeooo:paragraph-rsid="003fd1a0" style:font-name-asian="Times New Roman1" style:font-size-asian="11pt" style:font-weight-asian="normal" style:font-name-complex="Times New Roman1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504012" style:font-size-asian="11pt" style:font-size-complex="11pt"/>
    </style:style>
    <style:style style:name="T3" style:family="text">
      <style:text-properties fo:font-size="11pt" officeooo:rsid="0051b452" style:font-size-asian="11pt" style:font-size-complex="11pt"/>
    </style:style>
    <style:style style:name="T4" style:family="text">
      <style:text-properties fo:font-size="11pt" officeooo:rsid="00730eac" style:font-size-asian="11pt" style:font-size-complex="11pt"/>
    </style:style>
    <style:style style:name="T5" style:family="text">
      <style:text-properties fo:font-size="11pt" officeooo:rsid="0077910b" style:font-size-asian="11pt" style:font-size-complex="11pt"/>
    </style:style>
    <style:style style:name="T6" style:family="text">
      <style:text-properties fo:font-size="11pt" officeooo:rsid="007aa5b4" style:font-size-asian="11pt" style:font-size-complex="11pt"/>
    </style:style>
    <style:style style:name="T7" style:family="text">
      <style:text-properties fo:font-size="11pt" officeooo:rsid="00ba5a4e" style:font-size-asian="11pt" style:font-size-complex="11pt"/>
    </style:style>
    <style:style style:name="T8" style:family="text">
      <style:text-properties fo:font-size="11pt" officeooo:rsid="00bbb3b2" style:font-size-asian="11pt" style:font-size-complex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28f4d" style:font-weight-asian="normal" style:font-weight-complex="normal"/>
    </style:style>
    <style:style style:name="T11" style:family="text">
      <style:text-properties fo:font-weight="normal" officeooo:rsid="00a486e5" style:font-weight-asian="normal" style:font-weight-complex="normal"/>
    </style:style>
    <style:style style:name="T12" style:family="text">
      <style:text-properties fo:font-weight="normal" officeooo:rsid="00a59188" style:font-weight-asian="normal" style:font-weight-complex="normal"/>
    </style:style>
    <style:style style:name="T13" style:family="text">
      <style:text-properties fo:font-weight="normal" officeooo:rsid="00a7463c" style:font-weight-asian="normal" style:font-weight-complex="normal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781289"/>
    </style:style>
    <style:style style:name="T16" style:family="text">
      <style:text-properties officeooo:rsid="0080bbbb"/>
    </style:style>
    <style:style style:name="T17" style:family="text">
      <style:text-properties officeooo:rsid="008e02c3"/>
    </style:style>
    <style:style style:name="T18" style:family="text">
      <style:text-properties officeooo:rsid="008fa12c"/>
    </style:style>
    <style:style style:name="T19" style:family="text">
      <style:text-properties officeooo:rsid="009207f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9cce99"/>
    </style:style>
    <style:style style:name="T22" style:family="text">
      <style:text-properties officeooo:rsid="00a486e5"/>
    </style:style>
    <style:style style:name="T23" style:family="text">
      <style:text-properties fo:font-variant="normal" fo:text-transform="none" fo:color="#222222" fo:letter-spacing="normal" fo:font-style="normal"/>
    </style:style>
    <style:style style:name="T24" style:family="text">
      <style:text-properties fo:font-variant="normal" fo:text-transform="none" fo:color="#222222" fo:letter-spacing="normal" fo:font-style="normal" officeooo:rsid="00b397f6"/>
    </style:style>
    <style:style style:name="T25" style:family="text">
      <style:text-properties fo:font-variant="normal" fo:text-transform="none" fo:color="#222222" fo:letter-spacing="normal" fo:font-style="normal" officeooo:rsid="00b4662c"/>
    </style:style>
    <style:style style:name="T26" style:family="text">
      <style:text-properties fo:font-variant="normal" fo:text-transform="none" fo:color="#222222" fo:letter-spacing="normal" fo:font-style="normal" officeooo:rsid="00b94eb3"/>
    </style:style>
    <style:style style:name="T27" style:family="text">
      <style:text-properties officeooo:rsid="003fd1a0" style:font-name-asian="Times New Roman1" style:font-name-complex="Times New Roman1"/>
    </style:style>
    <style:style style:name="T28" style:family="text">
      <style:text-properties officeooo:rsid="009a3b7b" style:font-name-asian="Times New Roman1" style:font-name-complex="Times New Roman1"/>
    </style:style>
    <style:style style:name="T29" style:family="text">
      <style:text-properties officeooo:rsid="00b9a9a8"/>
    </style:style>
    <style:style style:name="T30" style:family="text">
      <style:text-properties officeooo:rsid="00b9ad05"/>
    </style:style>
    <style:style style:name="T31" style:family="text">
      <style:text-properties officeooo:rsid="00ba5a4e"/>
    </style:style>
    <style:style style:name="T32" style:family="text">
      <style:text-properties officeooo:rsid="00be0fe3"/>
    </style:style>
    <style:style style:name="T33" style:family="text">
      <style:text-properties officeooo:rsid="00cd62f3"/>
    </style:style>
    <style:style style:name="T34" style:family="text">
      <style:text-properties officeooo:rsid="00cf2219"/>
    </style:style>
    <style:style style:name="T35" style:family="text">
      <style:text-properties officeooo:rsid="00d44a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la Subrahmanyam Varanasi</text:p>
      <text:p text:style-name="P1"><text:span text:style-name="T14">Email: </text:span><text:a xlink:type="simple" xlink:href="mailto:vabasu@gmail.com" text:style-name="Internet_20_link" text:visited-style-name="Visited_20_Internet_20_Link"><text:span text:style-name="T14">vabasu@gmail.com</text:span></text:a></text:p>
      <text:p text:style-name="P22">Mobile: +919985415959</text:p>
      <text:p text:style-name="P14"/>
      <text:p text:style-name="P14">Summary</text:p>
      <text:p text:style-name="P3"><text:span text:style-name="T25">I'm a</text:span><text:span text:style-name="T23"> Software Developer </text:span><text:span text:style-name="T25">and Entrepreneur</text:span><text:span text:style-name="T23"> </text:span><text:span text:style-name="T24">having</text:span><text:span text:style-name="T23"> experience in the areas of Development, Design and Management of various Web and Mobile applications </text:span><text:span text:style-name="T26">using Python/Django, Ruby on Rails and Android</text:span><text:span text:style-name="T23">. I'm also an Open-Source Enthusiast, loves to read and teach open source tools.</text:span></text:p>
      <text:p text:style-name="P3"/>
      <text:p text:style-name="P38">Experience</text:p>
      <text:p text:style-name="P23">Founder at Firebolt Labs, Aug 2014 – Present</text:p>
      <text:p text:style-name="P7"><text:span text:style-name="T27">Heading the day-to-day-operations, as well as </text:span><text:span text:style-name="T28">handl</text:span><text:span text:style-name="T27">ing the company’s </text:span><text:span text:style-name="T28">product and consulting</text:span><text:span text:style-name="T27"> </text:span><text:span text:style-name="T28">projects.</text:span></text:p>
      <text:p text:style-name="P24"/>
      <text:p text:style-name="P23">Software Developer at Crypsis Technologies, Sept 2013 - Jul<text:span text:style-name="T34">y</text:span> 2014</text:p>
      <text:p text:style-name="P24">Involved in the development of web and mobile apps using various technologies like Ruby on Rails,</text:p>
      <text:p text:style-name="P24">Android and NodeJS.</text:p>
      <text:p text:style-name="P24"/>
      <text:p text:style-name="P23"><text:span text:style-name="T35">Intern and </text:span>Software Developer at Agiliq Info Solutions, <text:span text:style-name="T35">Dec</text:span> 201<text:span text:style-name="T35">1</text:span> – Aug 2013</text:p>
      <text:p text:style-name="P24">Worked with serveral clients across the globe on various projects and helped them in building various web and mobile apps using Python/Django and Android.</text:p>
      <text:p text:style-name="P24"/>
      <text:p text:style-name="P18">Interests</text:p>
      <text:p text:style-name="P6"><text:span text:style-name="T29">FOSS, </text:span>Web Development, Mobile Development, <text:span text:style-name="T30">Machine Learning</text:span> and Artificial Intelligence.</text:p>
      <text:p text:style-name="P6"/>
      <text:p text:style-name="P19">Key Skills</text:p>
      <text:p text:style-name="P4">Python, Django, Ruby on Rails, <text:span text:style-name="T15">Flask, </text:span>Android, HTML5, CSS3, jQuery, AngularJS, GIT, Ubuntu, MySQL, PostgreSQL, MongoDB.</text:p>
      <text:p text:style-name="P4"/>
      <text:p text:style-name="P12">Projects</text:p>
      <text:p text:style-name="P2"/>
      <text:p text:style-name="P2">Open Source</text:p>
      <text:list xml:id="list806294320244737801" text:style-name="L1">
        <text:list-item>
          <text:p text:style-name="P25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25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25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25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25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35"><text:a xlink:type="simple" xlink:href="https://github.com/agiliq/djenofdjango/commits?author=Balu-Varanasi" text:style-name="Internet_20_link" text:visited-style-name="Visited_20_Internet_20_Link"><text:span text:style-name="T1">Improvments to code samples</text:span></text:a><text:span text:style-name="T1"> to </text:span><text:a xlink:type="simple" xlink:href="http://agiliq.com/books/djenofdjango" text:style-name="Internet_20_link" text:visited-style-name="Visited_20_Internet_20_Link"><text:span text:style-name="T1">DjenOfDjango</text:span></text:a><text:span text:style-name="T1">.</text:span></text:p>
        </text:list-item>
      </text:list>
      <text:p text:style-name="P10"/>
      <text:p text:style-name="P2">Django Applications</text:p>
      <text:list xml:id="list8692399634179695712" text:style-name="L2">
        <text:list-item>
          <text:p text:style-name="P26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26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26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26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26"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26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37"><text:a xlink:type="simple" xlink:href="https://github.com/Balu-Varanasi/The_Xaming_Arena" text:style-name="Internet_20_link" text:visited-style-name="Visited_20_Internet_20_Link"><text:span text:style-name="T1">The Xaming Arena</text:span></text:a><text:span text:style-name="T1">, a simple Online Examination system using Django framework.</text:span></text:p>
        </text:list-item>
      </text:list>
      <text:p text:style-name="P2"/>
      <text:p text:style-name="P2">Ruby on Rails Applications</text:p>
      <text:list xml:id="list4958422456713751621" text:style-name="L3">
        <text:list-item>
          <text:p text:style-name="P27">Mr Delicious, an online food delivery system.</text:p>
        </text:list-item>
        <text:list-item>
          <text:p text:style-name="P27"><text:a xlink:type="simple" xlink:href="http://investmentclub.stockviews.com/" text:style-name="Internet_20_link" text:visited-style-name="Visited_20_Internet_20_Link">Investment Club</text:a> <text:span text:style-name="T17">by</text:span> <text:a xlink:type="simple" xlink:href="http://www.stockviews.com/" text:style-name="Internet_20_link" text:visited-style-name="Visited_20_Internet_20_Link">StockViews</text:a>.</text:p>
        </text:list-item>
        <text:list-item>
          <text:p text:style-name="P31">Feature <text:span text:style-name="T31">Development</text:span> in <text:a xlink:type="simple" xlink:href="http://swym.it/" text:style-name="Internet_20_link" text:visited-style-name="Visited_20_Internet_20_Link">Swym</text:a>.</text:p>
        </text:list-item>
        <text:list-item>
          <text:p text:style-name="P28"><text:a xlink:type="simple" xlink:href="http://myvirtualanalyst.com/" text:style-name="Internet_20_link" text:visited-style-name="Visited_20_Internet_20_Link">Virtual Analyst</text:a> <text:span text:style-name="T18">by</text:span>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36"><text:span text:style-name="T2">Feature </text:span><text:span text:style-name="T7">Development</text:span><text:span text:style-name="T8">s</text:span><text:span text:style-name="T2"> and Test Case</text:span><text:span text:style-name="T3">s</text:span><text:span text:style-name="T2"> Development in</text:span><text:span text:style-name="T1"> </text:span><text:a xlink:type="simple" xlink:href="http://dev.megagolfvirtualleague.com/" text:style-name="Internet_20_link" text:visited-style-name="Visited_20_Internet_20_Link"><text:span text:style-name="T1">Mega Golf Virtual League</text:span></text:a><text:span text:style-name="T2">.</text:span></text:p>
        </text:list-item>
      </text:list>
      <text:p text:style-name="P5"><text:soft-page-break/></text:p>
      <text:p text:style-name="P2">Android Applications</text:p>
      <text:list xml:id="list5637448359716322337" text:style-name="L4">
        <text:list-item>
          <text:p text:style-name="P29"><text:span text:style-name="T20">“Windows Ambassador”</text:span>, <text:span text:style-name="T17">an application by Microsoft.</text:span></text:p>
        </text:list-item>
        <text:list-item>
          <text:p text:style-name="P30">“<text:span text:style-name="T20">Where's My App?</text:span>”, <text:span text:style-name="T19">checks the availability status of apps and games in the Windows Phone Store.</text:span></text:p>
        </text:list-item>
        <text:list-item>
          <text:p text:style-name="P29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15"/>
      <text:p text:style-name="P16">Publications</text:p>
      <text:p text:style-name="P20"><text:span text:style-name="T4">“</text:span><text:span text:style-name="T5">Python Requests Essentials</text:span><text:span text:style-name="T4">”, </text:span><text:span text:style-name="T6">a book which showcases fundamental as well as advanced Python Requests concepts.</text:span></text:p>
      <text:p text:style-name="P8"/>
      <text:p text:style-name="P13">E<text:span text:style-name="T21">ducation</text:span></text:p>
      <text:list xml:id="list1684025106933594788" text:style-name="L5">
        <text:list-item>
          <text:p text:style-name="P32">Batchelor of Technology<text:span text:style-name="T9">, </text:span><text:span text:style-name="T10">Information Technology from </text:span><text:span text:style-name="T11">Vishnu Institute of Technology, </text:span><text:span text:style-name="T12">2008 – 2012.</text:span></text:p>
        </text:list-item>
        <text:list-item>
          <text:p text:style-name="P33"><text:span text:style-name="T22">I</text:span>ntermediate Education<text:span text:style-name="T9"> from Santhiniketan Junior College, </text:span><text:span text:style-name="T13">2006 – 2008.</text:span></text:p>
        </text:list-item>
        <text:list-item>
          <text:p text:style-name="P34">SSC<text:span text:style-name="T9"> from G.V&amp;K.B.M School, 2006.</text:span></text:p>
        </text:list-item>
      </text:list>
      <text:p text:style-name="P21"/>
      <text:p text:style-name="P17">As a Speaker</text:p>
      <text:p text:style-name="P9">PyCon <text:span text:style-name="T32">India,</text:span> 2013; SciPy 2011 &amp; 2013 and CoDec 201<text:span text:style-name="T16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2:42:31.380381586</meta:creation-date>
    <dc:date>2015-02-13T00:01:42.243076550</dc:date>
    <meta:editing-duration>PT5H7M20S</meta:editing-duration>
    <meta:editing-cycles>191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420" meta:character-count="2813" meta:non-whitespace-character-count="2464"/>
  </office:meta>
</office:document-meta>
</file>